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office:automatic-styles>
  <office:body>
    <office:text text:use-soft-page-breaks="true">
      <text:p text:style-name="P1">Bedrijven in het algemeen</text:p>
      <text:p text:style-name="Standaard">Ik ben Issay Fabiala, studente aan TechGrounds, ik leer op dit moment om software tester te worden en scrummaster. <text:s/>Ik heb veel gewonnen door mijn opleiding tot managementassistent en als designer. Het<text:s/>creëerde mijn karakter. Ik ben netjes, hou van timemanagement, analytisch, maar ook heel creatief en sta open voor nieuwe kennis. Wist je dat software tester van belang is voor bedrijven, omdat als software tester de werk kunnen vereenvoudigen doormiddel van automatisering en kwaliteitsonderzoek. Het is een proces en zou getailleerd moeten worden naar het project, daar kan ik mee helpen. *wink* Ik vraag me af hoe jullie software testing implementeren in jullie bedrijf en hoe doen jullie dat dan?</text:p>
      <text:p text:style-name="P2"/>
      <text:p text:style-name="Standaard">Bedrijven<text:s/>die software testers hebben</text:p>
      <text:p text:style-name="Standaard">Ik ben Issay Fabiala, studente aan TechGrounds, ik leer op dit moment om software tester te worden en scrummaster. <text:s/>Ik heb veel gewonnen door mijn opleiding tot managementassistent en als designer. Het creëerde mijn karakter. Ik<text:s/>ben netjes, hou van timemanagement, analytisch, maar ook heel creatief en sta open voor nieuwe kennis.<text:s/>Software testen<text:s/>is een proces en zou getailleerd moeten worden naar het project, daar kan ik mee helpen. *wink* Ik vraag me af hoe jullie software testing implementeren in jullie bedrijf<text:s/>en wat gebruiken jullie als tool?</text:p>
      <text:p text:style-name="Standaard"/>
      <text:p text:style-name="Standaard">Ik ben Issay Fabiala, studente aan TechGrounds, ik leer op dit moment om software tester te worden en<text:s/>heb een certificaat in<text:s/>scrummaster. <text:s/>Ik heb veel gewonnen door mijn opleiding tot managementassistent en als designer. Het creëerde mijn karakter. Ik ben netjes, hou van timemanagement, analytisch, maar ook heel creatief en sta open voor nieuwe kennis. Ik vind dat software testen van belang is van bedrijven, omdat ik van mening ben dat software tester de werk kan vereenvoudigen doormiddel van automatisering en kwaliteitsonderzoek. Het is een proces en zou getailleerd moeten worden naar het project, daar kan ik mee helpen. *wink* Ik vraag me af hoe jullie software testing implementeren in jullie bedrijf<text:s/>en wat gebruiken jullie als tool?</text:p>
      <text:p text:style-name="Standaard">Issay</text:p>
      <text:p text:style-name="Standaard">Studente techgrounds</text:p>
      <text:p text:style-name="Standaard">Software tester</text:p>
      <text:p text:style-name="Standaard">Scrum master</text:p>
      <text:p text:style-name="Standaard">Gewonnen – opleiding managementassistent &amp; designer</text:p>
      <text:p text:style-name="Standaard">Karakter</text:p>
      <text:p text:style-name="Standaard">Netjes, hou van time management, analytisch maar creatief op voor nieuwe kennis</text:p>
      <text:p text:style-name="Standaard">Ik vind software tester belang bedrijven</text:p>
      <text:p text:style-name="Standaard">Mening software tester werk eenvoudigen doormiddel automatisereing &amp; kwaliteitsonderzoek</text:p>
      <text:p text:style-name="Standaard">Process getailleerd naar project</text:p>
      <text:p text:style-name="Standaard">WINK</text:p>
      <text:p text:style-name="Standaard">Ik vraag me af hoe jullie software testing implementeren in jullie bedrijf en hoe doen jullie dat dan?</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Standaard" style:display-name="Standaard" style:family="paragraph">
      <style:text-properties fo:language="nl" fo:country="NL"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end Langendoen</meta:initial-creator>
    <dc:creator>Arend Langendoen</dc:creator>
    <meta:creation-date>2021-02-10T08:26:00Z</meta:creation-date>
    <dc:date>2021-02-12T08:35:00Z</dc:date>
    <meta:template xlink:href="Normal.dotm" xlink:type="simple"/>
    <meta:editing-cycles>11</meta:editing-cycles>
    <meta:editing-duration>PT8520S</meta:editing-duration>
    <meta:document-statistic meta:page-count="2" meta:paragraph-count="5" meta:word-count="378" meta:character-count="2533" meta:row-count="18" meta:non-whitespace-character-count="2160"/>
  </office:meta>
</office:document-meta>
</file>